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339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ad424" officeooo:paragraph-rsid="005ad42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dcc3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bold" officeooo:paragraph-rsid="005bb8bf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716db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8f47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b233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3308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5bf4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9</text:span><text:span text:style-name="T1">.</text:span><text:span text:style-name="T4">1.</text:span><text:span text:style-name="T6">2</text:span><text:span text:style-name="T3">.</text:span><text:span text:style-name="T1"> </text:span><text:span text:style-name="T7">Pidiendo empanadas</text:span>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1-19T18:47:52.101000000</dc:date>
    <meta:editing-duration>PT3H57M17S</meta:editing-duration>
    <meta:editing-cycles>67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